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1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table table:name="pp_konkurencje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nibersity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tmp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rano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ulotki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>po południu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aj bombowy prezent! Bądź lepszy od Zgrywusa i rozdaj więcej bombowych prezentów! Kolorowe ulotki spodobają się każdemu.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/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/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/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/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/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/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/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/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/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J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/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WF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7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8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09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0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1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2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4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5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plakaty</text:p>
          </table:table-cell>
          <table:table-cell office:value-type="string" calcext:value-type="string">
            <text:p>16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Zasmerfuj nas! Jeszcze nie wszyscy wiedzą o smerfnych wyprawach? Zabierz plakaty z biura 228 i smerfuj ich poinformować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9" office:value-type="string" calcext:value-type="string">
            <text:p/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Elektronika i Telekomunikacja,A3-A4/10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08:45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Informatyka Stosowana, Paw S sala 5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09:0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Elektronika i Telekomunikacja, D6/20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09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Energetyka, A607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Teleinformatyka, D5/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Stosunki miedzynarodowe, s. 240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Filologia rosyjska, s. A1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09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 rok, Politologia, s. 445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Informatyka, D17 1.38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Informatyka Stosowana, Paw. C sala E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Zarządzanie, Paw. C sala D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09:35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Europeistyka, Paw. F 106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09:4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Informatyka i Ekonometria, D14 307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09:4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V rok, Filologia angielska, s. 204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0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Ochrona Środowiska, 627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0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Filologia angielska, s. 10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Energetyka, A607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Energetyka, A607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Energetyka, W A3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V rok, Grafika, s. 57, ul. Podbrzezie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Historia, s. 33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Informatyka, D17 2.4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 </text:p>
          </table:table-cell>
          <table:table-cell office:value-type="string" calcext:value-type="string">
            <text:p>11:1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Filologia hiszpanska, s. 305, ul. Studencka 5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Informatyka Stosowana, Paw. C sala E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Stosunki międzynarodowe, Paw. C sala E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iędzynarodowe stosunki gospodarcze, Paw.S sala 9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iędzynarodowe stosunki gospodarcze, Paw. C sala F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arketing i komunikacja rynkowa, Paw. S sala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1:2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Europeistyka, 30 koło kortów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Elektronika i Telekomunikacja,D6/20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Zarządzanie, D14 Aula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Zarządzanie, D14 Aula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Filologia angielska, s. 31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Filologia angielska, s. 51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11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V rok, Filologia angielska, s. 101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1:4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Energetyka, W 10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2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V rok, Grafika, s. 72, ul. Podbrzezie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Teleinformatyka, D5/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Informatyka, D17 2.4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2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Ochrona Środowiska, 519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 rok, Stosunki miedzynarodowe, aula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 </text:p>
          </table:table-cell>
          <table:table-cell office:value-type="string" calcext:value-type="string">
            <text:p>12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Stosunki miedzynarodowe, s. 222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2:5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Informatyka, D17 1.39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3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 rok, Historia, s. 33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3:1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Filologia romanska, s. 346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Politologia, s. 237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V rok, Inżynieria Środowiska, SK hala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 rok, Ochrona Środowiska, 547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Ochrona Środowiska, 627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14:1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Ochrona Środowiska, 415 IS, Wydział Inżynierii Elektrycznej I Komputerowej ul. Szlak 7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III rok, Energetyka, W A4, Wydział Inżynierii Elektrycznej i Komputerowej ul. Warszawska 24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 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Grafika, s. 66, ul. Podbrzezie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 </text:p>
          </table:table-cell>
          <table:table-cell office:value-type="string" calcext:value-type="string">
            <text:p>14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Historia, s. 333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Informatyka Stosowana, Bibl. 44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Stosunki międzynarodowe, Paw. E sala H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Stosunki międzynarodowe, Paw.S sala 8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iędzynarodowe stosunki gospodarcze, Paw. C sala D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4:5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arketing i komunikacja rynkowa, Paw. S sala 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Elektronika i Telekomunikacja,D6/20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Teleinformatyka,D5/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, Informatyka i Ekonometria, D14 1.6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 </text:p>
          </table:table-cell>
          <table:table-cell office:value-type="string" calcext:value-type="string">
            <text:p>15:0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V rok, Informatyka, s. 419N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 </text:p>
          </table:table-cell>
          <table:table-cell office:value-type="string" calcext:value-type="string">
            <text:p>16:15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I rok, Informatyka, s. 421N, ul. Podchorążych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II rok, Filologia romanska, s. 110N, ul. Podchorążych 2 (nowe skrzydło)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Międzynarodowe stosunki gospodarcze, Paw. C sala D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16:3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Zarządzanie, Paw. S sala 2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16:45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Zarządzanie, D14 A-0.3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8:10</text:p>
          </table:table-cell>
          <table:table-cell office:value-type="string" calcext:value-type="string">
            <text:p>UEK</text:p>
          </table:table-cell>
          <table:table-cell office:value-type="string" calcext:value-type="string">
            <text:p>I rok, Stosunki międzynarodowe, Paw. B 35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wyklady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18:30</text:p>
          </table:table-cell>
          <table:table-cell office:value-type="string" calcext:value-type="string">
            <text:p>AGH</text:p>
          </table:table-cell>
          <table:table-cell office:value-type="string" calcext:value-type="string">
            <text:p>II, Teleinformatyka, U2/1 ------ Przemów do serca smerfetki. Nie wiesz jak zdobyć smerfetkę? Ogłoś to co czujesz całemu światu. Idź na wykłady i opowiedz wszystko. 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5"/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inne</text:p>
          </table:table-cell>
          <table:table-cell office:value-type="string" calcext:value-type="string">
            <text:p>03-11-2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B Show</text:p>
          </table:table-cell>
          <table:table-cell office:value-type="string" calcext:value-type="string">
            <text:p>Rozgłoś wieść o smerfmisji! Papa Smerf jest na wakacjach i nie ma kto informować o smerfmisjach. Facebook zawsze pomoże! Kopiujcie posty z @ na dziko i wklejajcie na grupach dziekańskich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inne</text:p>
          </table:table-cell>
          <table:table-cell office:value-type="string" calcext:value-type="string">
            <text:p>12-11-2014</text:p>
          </table:table-cell>
          <table:table-cell table:style-name="Default"/>
          <table:table-cell office:value-type="string" calcext:value-type="string">
            <text:p>FB Show</text:p>
          </table:table-cell>
          <table:table-cell office:value-type="string" calcext:value-type="string">
            <text:p>Rozgłoś wieść o smerfmisji! Papa Smerf jest na wakacjach i nie ma kto informować o smerfmisjach. Facebook zawsze pomoże! Kopiujcie posty z @ na dziko i wklejajcie na grupach dziekańskich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05-11-2014</text:p>
          </table:table-cell>
          <table:table-cell office:value-type="time" office:time-value="PT22H00M00S" calcext:value-type="time">
            <text:p>22:00</text:p>
          </table:table-cell>
          <table:table-cell office:value-type="string" calcext:value-type="string">
            <text:p>Impreza</text:p>
          </table:table-cell>
          <table:table-cell office:value-type="string" calcext:value-type="string">
            <text:p>Cartoon Party w klubie Diva! Przebierajcie się za postacie z bajek - każdy z obecnych dostaje punkty do promo!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5" office:value-type="string" calcext:value-type="string">
            <text:p/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</table:table-row>
        <table:table-row table:style-name="ro1" table:number-rows-repeated="104820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p_user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_google</text:p>
          </table:table-cell>
          <table:table-cell office:value-type="string" calcext:value-type="string">
            <text:p>gp_name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inne</text:p>
          </table:table-cell>
          <table:table-cell office:value-type="string" calcext:value-type="string">
            <text:p>pkt</text:p>
          </table:table-cell>
        </table:table-row>
      </table:table>
      <table:table table:name="pp_user_dyscyplin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confirmation</text:p>
          </table:table-cell>
        </table:table-row>
      </table:table>
      <table:named-expressions/>
      <table:database-ranges>
        <table:database-range table:name="__Anonymous_Sheet_DB__0" table:target-range-address="pp_konkurencje.B261:pp_konkurencje.F33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1in" fo:margin-bottom="1in" fo:margin-left="1.25in" fo:margin-right="1.25in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20:48:13.913635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 LibreOffice_project/420m0$Build-3</meta:generator>
    <meta:initial-creator>phpMyAdmin 3.5.8.2</meta:initial-creator>
    <meta:creation-date>2014-11-01T17:56:49</meta:creation-date>
    <dc:date>2014-11-01T20:49:52.172259793</dc:date>
    <dc:creator>Patryk Kalinowski</dc:creator>
    <meta:editing-duration>PT39M43S</meta:editing-duration>
    <meta:editing-cycles>12</meta:editing-cycles>
    <meta:document-statistic meta:table-count="3" meta:cell-count="3652" meta:object-count="0"/>
  </office:meta>
</office:document-meta>
</file>